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8c95" officeooo:paragraph-rsid="001e8c95"/>
    </style:style>
    <style:style style:name="P2" style:family="paragraph" style:parent-style-name="Standard">
      <style:text-properties officeooo:paragraph-rsid="001e8c95"/>
    </style:style>
    <style:style style:name="P3" style:family="paragraph" style:parent-style-name="Standard" style:list-style-name="L1">
      <style:text-properties officeooo:paragraph-rsid="001e8c95"/>
    </style:style>
    <style:style style:name="P4" style:family="paragraph" style:parent-style-name="Standard" style:list-style-name="L1">
      <style:text-properties officeooo:rsid="001e8c95" officeooo:paragraph-rsid="001e8c95"/>
    </style:style>
    <style:style style:name="P5" style:family="paragraph" style:parent-style-name="Standard" style:list-style-name="L2">
      <style:text-properties officeooo:rsid="001e8c95" officeooo:paragraph-rsid="001e8c95"/>
    </style:style>
    <style:style style:name="P6" style:family="paragraph" style:parent-style-name="Standard">
      <style:text-properties officeooo:rsid="001e8c95" officeooo:paragraph-rsid="001e8c95"/>
    </style:style>
    <style:style style:name="P7" style:family="paragraph" style:parent-style-name="Standard" style:list-style-name="L3">
      <style:text-properties officeooo:rsid="001e9a99" officeooo:paragraph-rsid="001e9a99"/>
    </style:style>
    <style:style style:name="P8" style:family="paragraph" style:parent-style-name="Standard" style:list-style-name="L4">
      <style:text-properties officeooo:rsid="001e9a99" officeooo:paragraph-rsid="001e9a99"/>
    </style:style>
    <style:style style:name="T1" style:family="text">
      <style:text-properties officeooo:rsid="001e8c95"/>
    </style:style>
    <style:style style:name="T2" style:family="text">
      <style:text-properties officeooo:rsid="001e9a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/>
      <text:p text:style-name="P1"/>
      <text:p text:style-name="P1"/>
      <text:p text:style-name="P1">Noms :</text:p>
      <text:p text:style-name="P1"/>
      <text:p text:style-name="P1">- Justine Bodet-Villard</text:p>
      <text:p text:style-name="P1">- Donatien Gascoin</text:p>
      <text:p text:style-name="P1">- Romain Chazottier</text:p>
      <text:p text:style-name="P1"/>
      <text:p text:style-name="P1"/>
      <text:p text:style-name="P1">Commentaires :</text:p>
      <text:p text:style-name="P1"/>
      <text:p text:style-name="P1">- Premières pages OK : Splash Screen + Menu principal</text:p>
      <text:p text:style-name="P1"/>
      <text:p text:style-name="P1">- Template :</text:p>
      <text:list xml:id="list8420799517749636602" text:style-name="L1">
        <text:list-item>
          <text:p text:style-name="P4">Header séparé en deux :</text:p>
          <text:list>
            <text:list-item>
              <text:p text:style-name="P4">Zone activité (titre) + zone fond regroupé et prise en charge par les composites (selon l'activité)</text:p>
            </text:list-item>
            <text:list-item>
              <text:p text:style-name="P4">Zone label inscription + connexion dans le template</text:p>
            </text:list-item>
          </text:list>
        </text:list-item>
        <text:list-item>
          <text:p text:style-name="P3"><text:s/><text:span text:style-name="T1">Footer OK</text:span><text:line-break/></text:p>
        </text:list-item>
      </text:list>
      <text:p text:style-name="P2"/>
      <text:p text:style-name="P2">- <text:span text:style-name="T1">Page inscription :</text:span></text:p>
      <text:list xml:id="list12374293310914710" text:style-name="L2">
        <text:list-item>
          <text:p text:style-name="P5">Formulaire OK + création d'un validateur par champ</text:p>
        </text:list-item>
        <text:list-item>
          <text:p text:style-name="P5">Validateurs : Un par champ en vérifiant les différents pattern. Pour la confirmation du mot de passe, récupération dans le même validateur des 2 valeurs et comparaison</text:p>
        </text:list-item>
        <text:list-item>
          <text:p text:style-name="P5">Ajout BDD : <text:span text:style-name="T2">Fonctionnel, l'utilisateur est bien ajouté en base</text:span></text:p>
        </text:list-item>
      </text:list>
      <text:p text:style-name="P1"/>
      <text:p text:style-name="P1">- Gestion User :</text:p>
      <text:list xml:id="list3991212276000703742" text:style-name="L4">
        <text:list-item>
          <text:p text:style-name="P8">Formulaire de connexion présent dans le header</text:p>
        </text:list-item>
        <text:list-item>
          <text:p text:style-name="P8">Si erreur, clear du contexte pour ne pas sauvegarder le bean</text:p>
        </text:list-item>
        <text:list-item>
          <text:p text:style-name="P8">Si OK, connexion (ajout user dans contexte) + changement formulaire (logout)</text:p>
        </text:list-item>
      </text:list>
      <text:p text:style-name="P1"/>
      <text:p text:style-name="P1">- Module recherche recette</text:p>
      <text:p text:style-name="P1"/>
      <text:p text:style-name="P1">- Résultat recherche recette</text:p>
      <text:p text:style-name="P1"/>
      <text:p text:style-name="P1">- Recherche recette détaillée</text:p>
      <text:p text:style-name="P1"/>
      <text:p text:style-name="P1">- Connexion administration :</text:p>
      <text:list xml:id="list3089933084838367528" text:style-name="L3">
        <text:list-item>
          <text:p text:style-name="P7">Formulaire administration différent de celui de connexion classique</text:p>
        </text:list-item>
        <text:list-item>
          <text:p text:style-name="P7">Vérification si utilisateur admin (autre méthode)</text:p>
        </text:list-item>
        <text:list-item>
          <text:p text:style-name="P7">Redirection page admin si connexion OK</text:p>
        </text:list-item>
        <text:list-item>
          <text:p text:style-name="P7">Si changement URL sans passer par le formulaire, vérification si admin</text:p>
        </text:list-item>
      </text:list>
      <text:p text:style-name="P1"/>
      <text:p text:style-name="P1">- Management user</text:p>
      <text:p text:style-name="P1"/>
      <text:p text:style-name="P1">- Management recet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3:55:50.868384806</meta:creation-date>
    <dc:date>2017-05-31T12:05:59.93555105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0" meta:word-count="207" meta:character-count="1218" meta:non-whitespace-character-count="1053"/>
  </office:meta>
</office:document-meta>
</file>